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tartvecka, ingen itterationsplan</text:p>
          </table:table-cell>
          <table:table-cell table:style-name="ce7" office:value-type="string">
            <text:p>Undefined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ärdigställa Vision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kravspec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kapa plan för iteration 1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etup av webserver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databas på webservern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Ruby on Rails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diverse RoR-tutorial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inslipa Visione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testspecifikation med testfa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RoR-tutorials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kravspecifik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testspecifikation</text:p>
          </table:table-cell>
          <table:table-cell table:style-name="ce7" office:value-type="string">
            <text:p>kla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7" office:value-type="string">
            <text:p>Göra en fysisk databasmode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Göra ny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7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1] - [.D45])" office:value-type="float" office:value="207">
            <text:p>20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”Börja om”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7" office:value-type="string">
            <text:p>Modeller och hantering av "typer" för bla kontakt-typer och öl-typer</text:p>
          </table:table-cell>
          <table:table-cell table:style-name="ce7" office:value-type="string">
            <text:p>klar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46] - [.D60])" office:value-type="float" office:value="184">
            <text:p>18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klar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3">
            <text:p>13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klar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66:.D71])" office:value-type="float" office:value="24">
            <text:p>24</text:p>
          </table:table-cell>
          <table:table-cell table:style-name="ce13" table:formula="of:=SUM([.E67:.E71])" office:value-type="float" office:value="24">
            <text:p>2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61] - [.D72])" office:value-type="float" office:value="160">
            <text:p>16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6</text:p>
          </table:table-cell>
          <table:table-cell table:style-name="ce12" office:value-type="string">
            <text:p>Tester för Brewery-MVC-filer</text:p>
          </table:table-cell>
          <table:table-cell table:style-name="ce7" office:value-type="string">
            <text:p>klar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Beer-MVC-fil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4,15,16</text:p>
          </table:table-cell>
          <table:table-cell table:style-name="ce7" office:value-type="string">
            <text:p>Tester för "admin"-sido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Tester för publika sido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8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Finslipa Beer, Brewery och User-modellerna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7" office:value-type="string">
            <text:p>Påbörja styling av layout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">
            <text:p>10</text:p>
          </table:table-cell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7" office:value-type="string">
            <text:p>Påbörja styling i admingränssnittet</text:p>
          </table:table-cell>
          <table:table-cell table:style-name="ce7" office:value-type="string">
            <text:p>kal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80:.D88])" office:value-type="float" office:value="43">
            <text:p>43</text:p>
          </table:table-cell>
          <table:table-cell table:style-name="ce13" table:formula="of:=SUM([.E80:.E88])" office:value-type="float" office:value="36">
            <text:p>3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73] - [.D89])" office:value-type="float" office:value="117">
            <text:p>11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12" office:value-type="string">
            <text:p>User-modell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1,9</text:p>
          </table:table-cell>
          <table:table-cell table:style-name="ce7" office:value-type="string">
            <text:p>Publika sido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31,32,33</text:p>
          </table:table-cell>
          <table:table-cell table:style-name="ce7" office:value-type="string">
            <text:p>Styling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18,19</text:p>
          </table:table-cell>
          <table:table-cell table:style-name="ce7" office:value-type="string">
            <text:p>Inloggning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96:.D101])" office:value-type="float" office:value="44">
            <text:p>44</text:p>
          </table:table-cell>
          <table:table-cell table:style-name="ce13" table:formula="of:=SUM([.E96:.E101])" office:value-type="float" office:value="34">
            <text:p>3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90]-[.E89])" office:value-type="float" office:value="81">
            <text:p>81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22</text:p>
          </table:table-cell>
          <table:table-cell table:style-name="ce12" office:value-type="string">
            <text:p>Modeller för att logga öl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23,24,25</text:p>
          </table:table-cell>
          <table:table-cell table:style-name="ce7" office:value-type="string">
            <text:p>Sidor för öl-loggning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22,23,24,25</text:p>
          </table:table-cell>
          <table:table-cell table:style-name="ce7" office:value-type="string">
            <text:p>Styling öl-loggning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Styling layout samt detaljsidor för öl och bryggerier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14,15,16,22</text:p>
          </table:table-cell>
          <table:table-cell table:style-name="ce7" office:value-type="string">
            <text:p>Tester , gå igenom alla modellers test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109:.D114])" office:value-type="float" office:value="39">
            <text:p>39</text:p>
          </table:table-cell>
          <table:table-cell table:style-name="ce13" table:formula="of:=SUM([.E109:.E114])" office:value-type="float" office:value="42">
            <text:p>42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103]-[.D115])" office:value-type="float" office:value="42">
            <text:p>42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/>
          <table:table-cell table:style-name="ce12" office:value-type="string">
            <text:p>Snygga till och finslipa lite layout-grej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Göra om sök på öl och bryggeri tillsammans med filt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Tester, göra så mycket testning det finns tid fö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Installera applikationen från scratch och göra installations-instruktioner.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/>
          <table:table-cell table:style-name="ce7" office:value-type="string">
            <text:p>påbörjad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122:.D127])" office:value-type="float" office:value="40">
            <text:p>40</text:p>
          </table:table-cell>
          <table:table-cell table:style-name="ce13" table:formula="of:=SUM([.E122:.E127])" office:value-type="float" office:value="1">
            <text:p>1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116]-[.D128])" office:value-type="float" office:value="2">
            <text:p>2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1048445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2014-06-03</text:date>, <text:time>16:5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5M56S</meta:editing-duration>
    <meta:editing-cycles>55</meta:editing-cycles>
    <meta:generator>OpenOffice/4.0.1$Win32 OpenOffice.org_project/401m5$Build-9714</meta:generator>
    <dc:date>2014-06-03T16:53:21.79</dc:date>
    <meta:document-statistic meta:table-count="1" meta:cell-count="423" meta:object-count="0"/>
    <meta:user-defined meta:name="Info 1"/>
    <meta:user-defined meta:name="Info 2"/>
    <meta:user-defined meta:name="Info 3"/>
    <meta:user-defined meta:name="Info 4"/>
  </office:meta>
</office:document-meta>
</file>